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U1</text:p>
          </table:table-cell>
          <table:table-cell office:value-type="float" office:value="2.34">
            <text:p>2,3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3</text:p>
          </table:table-cell>
          <table:table-cell office:value-type="float" office:value="10.52">
            <text:p>10,5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U2</text:p>
          </table:table-cell>
          <table:table-cell office:value-type="string">
            <text:p>U1 + U2 [V]</text:p>
          </table:table-cell>
          <table:table-cell office:value-type="string">
            <text:p>I [1e-9A]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8]+[.$C$4]" office:value-type="float" office:value="2.34">
            <text:p>2,34</text:p>
          </table:table-cell>
          <table:table-cell office:value-type="float" office:value="23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2">
            <text:p>5,2</text:p>
          </table:table-cell>
          <table:table-cell table:formula="of:=[.B9]+[.$C$4]" office:value-type="float" office:value="7.54">
            <text:p>7,54</text:p>
          </table:table-cell>
          <table:table-cell office:value-type="float" office:value="23">
            <text:p>23</text:p>
          </table:table-cell>
          <table:table-cell/>
          <table:table-cell office:value-type="float" office:value="20.24">
            <text:p>20,24</text:p>
          </table:table-cell>
          <table:table-cell table:formula="of:=[.F9]" office:value-type="float" office:value="20.24">
            <text:p>20,24</text:p>
          </table:table-cell>
          <table:table-cell/>
        </table:table-row>
        <table:table-row table:style-name="ro1">
          <table:table-cell/>
          <table:table-cell office:value-type="float" office:value="10.1">
            <text:p>10,1</text:p>
          </table:table-cell>
          <table:table-cell table:formula="of:=[.B10]+[.$C$4]" office:value-type="float" office:value="12.44">
            <text:p>12,44</text:p>
          </table:table-cell>
          <table:table-cell office:value-type="float" office:value="24">
            <text:p>24</text:p>
          </table:table-cell>
          <table:table-cell/>
          <table:table-cell office:value-type="float" office:value="38.74">
            <text:p>38,74</text:p>
          </table:table-cell>
          <table:table-cell table:formula="of:=[.F10]/2" office:value-type="float" office:value="19.37">
            <text:p>19,37</text:p>
          </table:table-cell>
          <table:table-cell/>
        </table:table-row>
        <table:table-row table:style-name="ro1">
          <table:table-cell/>
          <table:table-cell office:value-type="float" office:value="10.9">
            <text:p>10,9</text:p>
          </table:table-cell>
          <table:table-cell table:formula="of:=[.B11]+[.$C$4]" office:value-type="float" office:value="13.24">
            <text:p>13,24</text:p>
          </table:table-cell>
          <table:table-cell office:value-type="float" office:value="31">
            <text:p>31</text:p>
          </table:table-cell>
          <table:table-cell/>
          <table:table-cell office:value-type="float" office:value="58.14">
            <text:p>58,14</text:p>
          </table:table-cell>
          <table:table-cell table:formula="of:=[.F11]/3" office:value-type="float" office:value="19.38">
            <text:p>19,38</text:p>
          </table:table-cell>
          <table:table-cell/>
        </table:table-row>
        <table:table-row table:style-name="ro1">
          <table:table-cell/>
          <table:table-cell office:value-type="float" office:value="12.1">
            <text:p>12,1</text:p>
          </table:table-cell>
          <table:table-cell table:formula="of:=[.B12]+[.$C$4]" office:value-type="float" office:value="14.44">
            <text:p>14,44</text:p>
          </table:table-cell>
          <table:table-cell office:value-type="float" office:value="36">
            <text:p>36</text:p>
          </table:table-cell>
          <table:table-cell table:number-columns-repeated="2"/>
          <table:table-cell table:style-name="ce1" table:formula="of:=AVERAGE([.G9:.G11])" office:value-type="float" office:value="19.6633333333333">
            <text:p>19,7</text:p>
          </table:table-cell>
          <table:table-cell table:formula="of:=STDEV([.G9:.G11])" office:value-type="float" office:value="0.499433011857779">
            <text:p>0,5</text:p>
          </table:table-cell>
        </table:table-row>
        <table:table-row table:style-name="ro1">
          <table:table-cell/>
          <table:table-cell office:value-type="float" office:value="13.6">
            <text:p>13,6</text:p>
          </table:table-cell>
          <table:table-cell table:formula="of:=[.B13]+[.$C$4]" office:value-type="float" office:value="15.94">
            <text:p>15,94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1">
            <text:p>14,1</text:p>
          </table:table-cell>
          <table:table-cell table:formula="of:=[.B14]+[.$C$4]" office:value-type="float" office:value="16.44">
            <text:p>16,44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5">
            <text:p>14,5</text:p>
          </table:table-cell>
          <table:table-cell table:formula="of:=[.B15]+[.$C$4]" office:value-type="float" office:value="16.84">
            <text:p>16,84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16]+[.$C$4]" office:value-type="float" office:value="17.34">
            <text:p>17,34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8">
            <text:p>15,8</text:p>
          </table:table-cell>
          <table:table-cell table:formula="of:=[.B17]+[.$C$4]" office:value-type="float" office:value="18.14">
            <text:p>18,14</text:p>
          </table:table-cell>
          <table:table-cell office:value-type="float" office:value="46">
            <text:p>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.7">
            <text:p>16,7</text:p>
          </table:table-cell>
          <table:table-cell table:formula="of:=[.B18]+[.$C$4]" office:value-type="float" office:value="19.04">
            <text:p>19,04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8">
            <text:p>17,8</text:p>
          </table:table-cell>
          <table:table-cell table:formula="of:=[.B19]+[.$C$4]" office:value-type="float" office:value="20.14">
            <text:p>20,14</text:p>
          </table:table-cell>
          <table:table-cell office:value-type="float" office:value="51">
            <text:p>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9">
            <text:p>17,9</text:p>
          </table:table-cell>
          <table:table-cell table:formula="of:=[.B20]+[.$C$4]" office:value-type="float" office:value="20.24">
            <text:p>20,24</text:p>
          </table:table-cell>
          <table:table-cell office:value-type="float" office:value="51.5">
            <text:p>51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6">
            <text:p>18,6</text:p>
          </table:table-cell>
          <table:table-cell table:formula="of:=[.B21]+[.$C$4]" office:value-type="float" office:value="20.94">
            <text:p>20,94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">
            <text:p>19,4</text:p>
          </table:table-cell>
          <table:table-cell table:formula="of:=[.B22]+[.$C$4]" office:value-type="float" office:value="21.74">
            <text:p>21,74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2">
            <text:p>20,2</text:p>
          </table:table-cell>
          <table:table-cell table:formula="of:=[.B23]+[.$C$4]" office:value-type="float" office:value="22.54">
            <text:p>22,54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9">
            <text:p>20,9</text:p>
          </table:table-cell>
          <table:table-cell table:formula="of:=[.B24]+[.$C$4]" office:value-type="float" office:value="23.24">
            <text:p>23,24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6">
            <text:p>21,6</text:p>
          </table:table-cell>
          <table:table-cell table:formula="of:=[.B25]+[.$C$4]" office:value-type="float" office:value="23.94">
            <text:p>23,94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7">
            <text:p>22,7</text:p>
          </table:table-cell>
          <table:table-cell table:formula="of:=[.B26]+[.$C$4]" office:value-type="float" office:value="25.04">
            <text:p>25,04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B27]+[.$C$4]" office:value-type="float" office:value="29.34">
            <text:p>29,34</text:p>
          </table:table-cell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.4">
            <text:p>28,4</text:p>
          </table:table-cell>
          <table:table-cell table:formula="of:=[.B28]+[.$C$4]" office:value-type="float" office:value="30.74">
            <text:p>30,74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.9">
            <text:p>29,9</text:p>
          </table:table-cell>
          <table:table-cell table:formula="of:=[.B29]+[.$C$4]" office:value-type="float" office:value="32.24">
            <text:p>32,24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.5">
            <text:p>31,5</text:p>
          </table:table-cell>
          <table:table-cell table:formula="of:=[.B30]+[.$C$4]" office:value-type="float" office:value="33.84">
            <text:p>33,84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.7">
            <text:p>32,7</text:p>
          </table:table-cell>
          <table:table-cell table:formula="of:=[.B31]+[.$C$4]" office:value-type="float" office:value="35.04">
            <text:p>35,04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B32]+[.$C$4]" office:value-type="float" office:value="36.34">
            <text:p>36,34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.5">
            <text:p>34,5</text:p>
          </table:table-cell>
          <table:table-cell table:formula="of:=[.B33]+[.$C$4]" office:value-type="float" office:value="36.84">
            <text:p>36,84</text:p>
          </table:table-cell>
          <table:table-cell office:value-type="float" office:value="73">
            <text:p>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.4">
            <text:p>36,4</text:p>
          </table:table-cell>
          <table:table-cell table:formula="of:=[.B34]+[.$C$4]" office:value-type="float" office:value="38.74">
            <text:p>38,74</text:p>
          </table:table-cell>
          <table:table-cell office:value-type="float" office:value="78">
            <text:p>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B35]+[.$C$4]" office:value-type="float" office:value="39.34">
            <text:p>39,34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.5">
            <text:p>38,5</text:p>
          </table:table-cell>
          <table:table-cell table:formula="of:=[.B36]+[.$C$4]" office:value-type="float" office:value="40.84">
            <text:p>40,84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.7">
            <text:p>39,7</text:p>
          </table:table-cell>
          <table:table-cell table:formula="of:=[.B37]+[.$C$4]" office:value-type="float" office:value="42.04">
            <text:p>42,0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.9">
            <text:p>40,9</text:p>
          </table:table-cell>
          <table:table-cell table:formula="of:=[.B38]+[.$C$4]" office:value-type="float" office:value="43.24">
            <text:p>43,24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.1">
            <text:p>43,1</text:p>
          </table:table-cell>
          <table:table-cell table:formula="of:=[.B39]+[.$C$4]" office:value-type="float" office:value="45.44">
            <text:p>45,44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.5">
            <text:p>44,5</text:p>
          </table:table-cell>
          <table:table-cell table:formula="of:=[.B40]+[.$C$4]" office:value-type="float" office:value="46.84">
            <text:p>46,84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.4">
            <text:p>48,4</text:p>
          </table:table-cell>
          <table:table-cell table:formula="of:=[.B41]+[.$C$4]" office:value-type="float" office:value="50.74">
            <text:p>50,74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.6">
            <text:p>50,6</text:p>
          </table:table-cell>
          <table:table-cell table:formula="of:=[.B42]+[.$C$4]" office:value-type="float" office:value="52.94">
            <text:p>52,9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B43]+[.$C$4]" office:value-type="float" office:value="54.34">
            <text:p>54,34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B44]+[.$C$4]" office:value-type="float" office:value="56.34">
            <text:p>56,34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.8">
            <text:p>55,8</text:p>
          </table:table-cell>
          <table:table-cell table:formula="of:=[.B45]+[.$C$4]" office:value-type="float" office:value="58.14">
            <text:p>58,14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.9">
            <text:p>56,9</text:p>
          </table:table-cell>
          <table:table-cell table:formula="of:=[.B46]+[.$C$4]" office:value-type="float" office:value="59.24">
            <text:p>59,24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.4">
            <text:p>59,4</text:p>
          </table:table-cell>
          <table:table-cell table:formula="of:=[.B47]+[.$C$4]" office:value-type="float" office:value="61.74">
            <text:p>61,74</text:p>
          </table:table-cell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.9">
            <text:p>61,9</text:p>
          </table:table-cell>
          <table:table-cell table:formula="of:=[.B48]+[.$C$4]" office:value-type="float" office:value="64.24">
            <text:p>64,2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.8">
            <text:p>66,8</text:p>
          </table:table-cell>
          <table:table-cell table:formula="of:=[.B49]+[.$C$4]" office:value-type="float" office:value="69.14">
            <text:p>69,14</text:p>
          </table:table-cell>
          <table:table-cell office:value-type="float" office:value="48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B50]+[.$C$4]" office:value-type="float" office:value="71.34">
            <text:p>71,34</text:p>
          </table:table-cell>
          <table:table-cell office:value-type="float" office:value="55">
            <text:p>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.7">
            <text:p>70,7</text:p>
          </table:table-cell>
          <table:table-cell table:formula="of:=[.B51]+[.$C$4]" office:value-type="float" office:value="73.04">
            <text:p>73,04</text:p>
          </table:table-cell>
          <table:table-cell office:value-type="float" office:value="65">
            <text:p>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.1">
            <text:p>73,1</text:p>
          </table:table-cell>
          <table:table-cell table:formula="of:=[.B52]+[.$C$4]" office:value-type="float" office:value="75.44">
            <text:p>75,44</text:p>
          </table:table-cell>
          <table:table-cell office:value-type="float" office:value="80">
            <text:p>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.8">
            <text:p>76,8</text:p>
          </table:table-cell>
          <table:table-cell table:formula="of:=[.B53]+[.$C$4]" office:value-type="float" office:value="79.14">
            <text:p>79,14</text:p>
          </table:table-cell>
          <table:table-cell office:value-type="float" office:value="95">
            <text:p>95</text:p>
          </table:table-cell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1">21.05.2010</text:date>, <text:time>12:46:26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1T12:03:26</meta:creation-date>
    <meta:editing-duration>PT00H43M02S</meta:editing-duration>
    <meta:editing-cycles>3</meta:editing-cycles>
    <meta:generator>OpenOffice.org/3.2$Linux OpenOffice.org_project/320m12$Build-9483</meta:generator>
    <dc:date>2010-05-21T12:46:26</dc:date>
    <meta:document-statistic meta:table-count="3" meta:cell-count="153" meta:object-count="0"/>
  </office:meta>
</office:document-meta>
</file>